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07cm" loext:decorative="false"/>
      <style:paragraph-properties style:writing-mode="lr-tb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 loext:decorative="false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052cm" loext:decorative="false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25cm" loext:decorative="false"/>
      <style:paragraph-properties style:writing-mode="lr-tb"/>
    </style:style>
    <style:style style:name="gr8" style:family="graphic" style:parent-style-name="objectwithoutfill">
      <style:graphic-properties svg:stroke-color="#ff0000" draw:marker-end="Arrow" draw:fill="none" draw:textarea-horizontal-align="center" draw:textarea-vertical-align="middle" loext:decorative="false"/>
    </style:style>
    <style:style style:name="gr9" style:family="graphic" style:parent-style-name="objectwithoutfill">
      <style:graphic-properties svg:stroke-color="#0000ff" draw:marker-end="Arrow" draw:fill="none" draw:textarea-horizontal-align="center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 loext:decorative="false"/>
      <style:paragraph-properties style:writing-mode="lr-tb"/>
    </style:style>
    <style:style style:name="gr11" style:family="graphic" style:parent-style-name="objectwithoutfill">
      <style:graphic-properties svg:stroke-color="#0000ff" draw:marker-start="Arrow" draw:marker-end="Arrow" draw:fill="none" draw:textarea-horizontal-align="center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84cm" loext:decorative="false"/>
      <style:paragraph-properties style:writing-mode="lr-tb"/>
    </style:style>
    <style:style style:name="gr13" style:family="graphic" style:parent-style-name="objectwithoutfill">
      <style:graphic-properties svg:stroke-color="#0000ff" draw:marker-start="Arrow" draw:marker-end="" draw:fill="none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8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1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98cm" loext:decorative="false"/>
      <style:paragraph-properties style:writing-mode="lr-tb"/>
    </style:style>
    <style:style style:name="gr2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357cm" fo:min-width="1.336cm" loext:decorative="false"/>
      <style:paragraph-properties style:writing-mode="lr-tb"/>
    </style:style>
    <style:style style:name="gr23" style:family="graphic" style:parent-style-name="objectwithoutfill">
      <style:graphic-properties svg:stroke-color="#ff0000" draw:marker-start="Arrow" draw:marker-end="" draw:fill="none" draw:textarea-horizontal-align="center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 loext:opacity="100%"/>
    </style:style>
    <style:style style:name="P4" style:family="paragraph">
      <loext:graphic-properties draw:fill="none" draw:fill-color="#ffffff"/>
      <style:text-properties fo:color="#0000ff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0000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ata_5f_flow">
        <draw:g draw:style-name="gr1">
          <draw:frame draw:style-name="gr2" draw:text-style-name="P1" draw:layer="layout" svg:width="0.607cm" svg:height="0.357cm" svg:x="2.129cm" svg:y="0.9cm">
            <draw:text-box>
              <text:p>gcm</text:p>
            </draw:text-box>
          </draw:frame>
          <draw:custom-shape draw:style-name="gr3" draw:text-style-name="P2" draw:layer="layout" svg:width="0.9cm" svg:height="0.6cm" svg:x="6.1cm" svg:y="0.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1.052cm" svg:height="0.357cm" svg:x="6.029cm" svg:y="0.2cm">
            <draw:text-box>
              <text:p><text:span text:style-name="T1">start.nc</text:span></text:p>
            </draw:text-box>
          </draw:frame>
          <draw:custom-shape draw:style-name="gr5" draw:text-style-name="P2" draw:layer="layout" svg:width="1.5cm" svg:height="0.5cm" svg:x="1.7cm" svg:y="1.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xml:id="id3" draw:id="id3" draw:layer="layout" svg:width="0.341cm" svg:height="0.357cm" svg:x="2.3cm" svg:y="1.3cm">
            <draw:text-box>
              <text:p><text:span text:style-name="T2">ps</text:span></text:p>
            </draw:text-box>
          </draw:frame>
          <draw:frame draw:style-name="gr6" draw:text-style-name="P3" xml:id="id1" draw:id="id1" draw:layer="layout" svg:width="0.341cm" svg:height="0.357cm" svg:x="6.4cm" svg:y="0.7cm">
            <draw:text-box>
              <text:p><text:span text:style-name="T1">ps</text:span></text:p>
            </draw:text-box>
          </draw:frame>
          <draw:custom-shape draw:style-name="gr5" draw:text-style-name="P2" draw:layer="layout" svg:width="1.3cm" svg:height="0.5cm" svg:x="3.7cm" svg:y="0.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1.225cm" svg:height="0.357cm" svg:x="3.929cm" svg:y="0.3cm">
            <draw:text-box>
              <text:p>dynetat0</text:p>
            </draw:text-box>
          </draw:frame>
          <draw:custom-shape draw:style-name="gr5" draw:text-style-name="P2" draw:layer="layout" svg:width="1.3cm" svg:height="0.6cm" svg:x="3.7cm" svg:y="1.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2" draw:id="id2" draw:layer="layout" svg:width="0.341cm" svg:height="0.357cm" svg:x="4.163cm" svg:y="0.8cm">
            <draw:text-box>
              <text:p><text:span text:style-name="T2">ps</text:span></text:p>
            </draw:text-box>
          </draw:frame>
          <draw:connector draw:style-name="gr8" draw:text-style-name="P2" draw:layer="layout" draw:type="curve" svg:x1="6.4cm" svg:y1="0.878cm" svg:x2="4.504cm" svg:y2="0.978cm" draw:start-shape="id1" draw:start-glue-point="3" draw:end-shape="id2" draw:end-glue-point="1" svg:d="M6400 878c-1422 0-474 100-1896 100" svg:viewBox="0 0 1897 101">
            <text:p/>
          </draw:connector>
          <draw:connector draw:style-name="gr9" draw:text-style-name="P2" draw:layer="layout" draw:type="curve" svg:x1="4.163cm" svg:y1="0.978cm" svg:x2="2.641cm" svg:y2="1.478cm" draw:start-shape="id2" draw:start-glue-point="3" draw:end-shape="id3" svg:d="M4163 978c-1141 0-381 500-1522 500" svg:viewBox="0 0 1523 501">
            <text:p/>
          </draw:connector>
          <draw:frame draw:style-name="gr10" draw:text-style-name="P1" draw:layer="layout" svg:width="1.158cm" svg:height="0.357cm" svg:x="2.331cm" svg:y="2.462cm">
            <draw:text-box>
              <text:p>leapfrog</text:p>
            </draw:text-box>
          </draw:frame>
          <draw:custom-shape draw:style-name="gr5" draw:text-style-name="P2" draw:layer="layout" svg:width="1.3cm" svg:height="0.5cm" svg:x="2.5cm" svg:y="2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6cm" svg:x="2.5cm" svg:y="3.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4" draw:id="id4" draw:layer="layout" svg:width="0.341cm" svg:height="0.357cm" svg:x="2.963cm" svg:y="3cm">
            <draw:text-box>
              <text:p><text:span text:style-name="T2">ps</text:span></text:p>
            </draw:text-box>
          </draw:frame>
          <draw:connector draw:style-name="gr11" draw:text-style-name="P2" draw:layer="layout" draw:type="curve" svg:x1="2.963cm" svg:y1="3.178cm" svg:x2="2.3cm" svg:y2="1.478cm" draw:start-shape="id4" draw:start-glue-point="3" draw:end-shape="id3" draw:end-glue-point="3" svg:d="M2963 3178c-1744 0-1413-1700-663-1700" svg:viewBox="0 0 1272 1701">
            <text:p/>
          </draw:connector>
          <draw:frame draw:style-name="gr12" draw:text-style-name="P1" draw:layer="layout" svg:width="1.484cm" svg:height="0.357cm" svg:x="5.631cm" svg:y="2.662cm">
            <draw:text-box>
              <text:p>exner_hyb</text:p>
            </draw:text-box>
          </draw:frame>
          <draw:custom-shape draw:style-name="gr5" draw:text-style-name="P2" draw:layer="layout" svg:width="1.3cm" svg:height="0.5cm" svg:x="5.7cm" svg:y="3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4cm" svg:x="5.7cm" svg:y="3.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5" draw:id="id5" draw:layer="layout" svg:width="0.341cm" svg:height="0.357cm" svg:x="6.263cm" svg:y="3.2cm">
            <draw:text-box>
              <text:p><text:span text:style-name="T2">ps</text:span></text:p>
            </draw:text-box>
          </draw:frame>
          <draw:connector draw:style-name="gr13" draw:text-style-name="P2" draw:layer="layout" draw:type="curve" svg:x1="6.263cm" svg:y1="3.378cm" svg:x2="3.304cm" svg:y2="3.178cm" draw:start-shape="id5" draw:start-glue-point="3" draw:end-shape="id4" svg:d="M6263 3378c-2218 0-739-200-2959-200" svg:viewBox="0 0 2960 201">
            <text:p/>
          </draw:connector>
          <draw:frame draw:style-name="gr14" draw:text-style-name="P1" draw:layer="layout" svg:width="0.785cm" svg:height="0.357cm" svg:x="7.531cm" svg:y="1.2cm">
            <draw:text-box>
              <text:p>guide</text:p>
            </draw:text-box>
          </draw:frame>
          <draw:custom-shape draw:style-name="gr5" draw:text-style-name="P2" draw:layer="layout" svg:width="1.3cm" svg:height="0.5cm" svg:x="7.3cm" svg:y="1.6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5cm" svg:x="7.3cm" svg:y="2.13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6" draw:id="id6" draw:layer="layout" svg:width="0.341cm" svg:height="0.357cm" svg:x="7.863cm" svg:y="1.738cm">
            <draw:text-box>
              <text:p><text:span text:style-name="T2">ps</text:span></text:p>
            </draw:text-box>
          </draw:frame>
          <draw:connector draw:style-name="gr13" draw:text-style-name="P2" draw:layer="layout" draw:type="curve" svg:x1="7.863cm" svg:y1="1.916cm" svg:x2="3.304cm" svg:y2="3.178cm" draw:start-shape="id6" draw:start-glue-point="3" draw:end-shape="id7" draw:end-glue-point="3" svg:d="M7863 1916c-3418 0-1139 1262-4559 1262" svg:viewBox="0 0 4560 1263">
            <text:p/>
          </draw:connector>
          <draw:frame draw:style-name="gr15" draw:text-style-name="P1" draw:layer="layout" svg:width="0.925cm" svg:height="0.357cm" svg:x="6.931cm" svg:y="4.162cm">
            <draw:text-box>
              <text:p>caldyn</text:p>
            </draw:text-box>
          </draw:frame>
          <draw:custom-shape draw:style-name="gr5" draw:text-style-name="P2" draw:layer="layout" svg:width="1.3cm" svg:height="0.5cm" svg:x="6.7cm" svg:y="4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4cm" svg:x="6.7cm" svg:y="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8" draw:id="id8" draw:layer="layout" svg:width="0.341cm" svg:height="0.357cm" svg:x="7.263cm" svg:y="4.6cm">
            <draw:text-box>
              <text:p><text:span text:style-name="T2">ps</text:span></text:p>
            </draw:text-box>
          </draw:frame>
          <draw:connector draw:style-name="gr13" draw:text-style-name="P2" draw:layer="layout" draw:type="curve" svg:x1="7.263cm" svg:y1="4.778cm" svg:x2="3.304cm" svg:y2="3.178cm" draw:start-shape="id8" draw:start-glue-point="3" svg:d="M7263 4778c-3343 0-1364-1600-3959-1600" svg:viewBox="0 0 3960 1601">
            <text:p/>
          </draw:connector>
          <draw:frame draw:style-name="gr16" draw:text-style-name="P1" draw:layer="layout" svg:width="0.98cm" svg:height="0.357cm" svg:x="0.431cm" svg:y="3.162cm">
            <draw:text-box>
              <text:p>integrd</text:p>
            </draw:text-box>
          </draw:frame>
          <draw:custom-shape draw:style-name="gr5" draw:text-style-name="P2" draw:layer="layout" svg:width="1.3cm" svg:height="0.5cm" svg:x="0.2cm" svg:y="3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5cm" svg:x="0.2cm" svg:y="4.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9" draw:id="id9" draw:layer="layout" svg:width="0.341cm" svg:height="0.357cm" svg:x="0.563cm" svg:y="3.7cm">
            <draw:text-box>
              <text:p><text:span text:style-name="T2">ps</text:span></text:p>
            </draw:text-box>
          </draw:frame>
          <draw:connector draw:style-name="gr11" draw:text-style-name="P2" draw:layer="layout" draw:type="curve" svg:x1="0.904cm" svg:y1="3.878cm" svg:x2="3.133cm" svg:y2="3.357cm" draw:start-shape="id9" draw:start-glue-point="1" draw:end-shape="id4" draw:end-glue-point="2" svg:d="M904 3878c1486 0 2229-173 2229-521" svg:viewBox="0 0 2230 522">
            <text:p/>
          </draw:connector>
          <draw:frame draw:style-name="gr17" draw:text-style-name="P1" draw:layer="layout" svg:width="0.734cm" svg:height="0.357cm" svg:x="6.331cm" svg:y="5.562cm">
            <draw:text-box>
              <text:p>calfis</text:p>
            </draw:text-box>
          </draw:frame>
          <draw:custom-shape draw:style-name="gr5" draw:text-style-name="P2" draw:layer="layout" svg:width="1.3cm" svg:height="0.5cm" svg:x="6.1cm" svg:y="5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4cm" svg:x="6.1cm" svg:y="6.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10" draw:id="id10" draw:layer="layout" svg:width="0.341cm" svg:height="0.357cm" svg:x="6.663cm" svg:y="6cm">
            <draw:text-box>
              <text:p><text:span text:style-name="T2">ps</text:span></text:p>
            </draw:text-box>
          </draw:frame>
          <draw:connector draw:style-name="gr13" draw:text-style-name="P2" draw:layer="layout" draw:type="curve" svg:x1="6.663cm" svg:y1="6.178cm" svg:x2="3.304cm" svg:y2="3.178cm" draw:start-shape="id10" draw:start-glue-point="3" svg:d="M6663 6178c-2893 0-1214-3000-3359-3000" svg:viewBox="0 0 3360 3001">
            <text:p/>
          </draw:connector>
          <draw:frame draw:style-name="gr18" draw:text-style-name="P1" draw:layer="layout" svg:width="1.518cm" svg:height="0.357cm" svg:x="6.331cm" svg:y="6.962cm">
            <draw:text-box>
              <text:p>writedynav</text:p>
            </draw:text-box>
          </draw:frame>
          <draw:custom-shape draw:style-name="gr5" draw:text-style-name="P2" draw:layer="layout" svg:width="1.3cm" svg:height="0.5cm" svg:x="6.3cm" svg:y="7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4cm" svg:x="6.3cm" svg:y="7.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11" draw:id="id11" draw:layer="layout" svg:width="0.341cm" svg:height="0.357cm" svg:x="6.863cm" svg:y="7.4cm">
            <draw:text-box>
              <text:p><text:span text:style-name="T2">ps</text:span></text:p>
            </draw:text-box>
          </draw:frame>
          <draw:connector draw:style-name="gr13" draw:text-style-name="P2" draw:layer="layout" draw:type="curve" svg:x1="6.863cm" svg:y1="7.578cm" svg:x2="3.304cm" svg:y2="3.178cm" draw:start-shape="id11" draw:start-glue-point="3" svg:d="M6863 7578c-3043 0-1264-4400-3559-4400" svg:viewBox="0 0 3560 4401">
            <text:p/>
          </draw:connector>
          <draw:frame draw:style-name="gr19" draw:text-style-name="P1" draw:layer="layout" svg:width="1.369cm" svg:height="0.357cm" svg:x="6.331cm" svg:y="8.462cm">
            <draw:text-box>
              <text:p>bilan_dyn</text:p>
            </draw:text-box>
          </draw:frame>
          <draw:custom-shape draw:style-name="gr5" draw:text-style-name="P2" draw:layer="layout" svg:width="1.3cm" svg:height="0.5cm" svg:x="6.4cm" svg:y="8.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4cm" svg:x="6.4cm" svg:y="9.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12" draw:id="id12" draw:layer="layout" svg:width="0.341cm" svg:height="0.357cm" svg:x="6.963cm" svg:y="9cm">
            <draw:text-box>
              <text:p><text:span text:style-name="T2">ps</text:span></text:p>
            </draw:text-box>
          </draw:frame>
          <draw:connector draw:style-name="gr13" draw:text-style-name="P2" draw:layer="layout" draw:type="curve" svg:x1="6.963cm" svg:y1="9.178cm" svg:x2="3.304cm" svg:y2="3.178cm" draw:start-shape="id12" draw:start-glue-point="3" svg:d="M6963 9178c-3118 0-1289-6000-3659-6000" svg:viewBox="0 0 3660 6001">
            <text:p/>
          </draw:connector>
          <draw:frame draw:style-name="gr20" draw:text-style-name="P1" draw:layer="layout" svg:width="1.17cm" svg:height="0.357cm" svg:x="4.031cm" svg:y="8.262cm">
            <draw:text-box>
              <text:p>writehist</text:p>
            </draw:text-box>
          </draw:frame>
          <draw:custom-shape draw:style-name="gr5" draw:text-style-name="P2" draw:layer="layout" svg:width="1.3cm" svg:height="0.5cm" svg:x="3.9cm" svg:y="8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4cm" svg:x="3.9cm" svg:y="9.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13" draw:id="id13" draw:layer="layout" svg:width="0.341cm" svg:height="0.357cm" svg:x="4.463cm" svg:y="8.8cm">
            <draw:text-box>
              <text:p><text:span text:style-name="T2">ps</text:span></text:p>
            </draw:text-box>
          </draw:frame>
          <draw:connector draw:style-name="gr13" draw:text-style-name="P2" draw:layer="layout" draw:type="curve" svg:x1="4.463cm" svg:y1="8.978cm" svg:x2="3.304cm" svg:y2="3.178cm" draw:start-shape="id13" draw:start-glue-point="3" svg:d="M4463 8978c-1243 0-664-5800-1159-5800" svg:viewBox="0 0 1160 5801">
            <text:p/>
          </draw:connector>
          <draw:frame draw:style-name="gr21" draw:text-style-name="P1" draw:layer="layout" svg:width="1.598cm" svg:height="0.357cm" svg:x="1.931cm" svg:y="5.862cm">
            <draw:text-box>
              <text:p>dynredem</text:p>
            </draw:text-box>
          </draw:frame>
          <draw:custom-shape draw:style-name="gr5" draw:text-style-name="P2" draw:layer="layout" svg:width="1.3cm" svg:height="0.5cm" svg:x="1.9cm" svg:y="6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3cm" svg:height="0.4cm" svg:x="1.9cm" svg:y="6.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" xml:id="id14" draw:id="id14" draw:layer="layout" svg:width="0.341cm" svg:height="0.357cm" svg:x="2.463cm" svg:y="6.4cm">
            <draw:text-box>
              <text:p><text:span text:style-name="T2">ps</text:span></text:p>
            </draw:text-box>
          </draw:frame>
          <draw:connector draw:style-name="gr13" draw:text-style-name="P2" xml:id="id7" draw:id="id7" draw:layer="layout" draw:type="curve" svg:x1="2.804cm" svg:y1="6.578cm" svg:x2="3.304cm" svg:y2="3.178cm" draw:start-shape="id14" draw:start-glue-point="1" svg:d="M2804 6578c334 0 500-1133 500-3400" svg:viewBox="0 0 501 3401">
            <text:p/>
          </draw:connector>
          <draw:custom-shape draw:style-name="gr3" draw:text-style-name="P2" draw:layer="layout" svg:width="0.9cm" svg:height="0.6cm" svg:x="0.4cm" svg:y="7.1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3" draw:layer="layout" svg:width="1.336cm" svg:height="0.357cm" svg:x="0.329cm" svg:y="6.7cm">
            <draw:text-box>
              <text:p><text:span text:style-name="T1">restart.nc</text:span></text:p>
            </draw:text-box>
          </draw:frame>
          <draw:frame draw:style-name="gr6" draw:text-style-name="P3" xml:id="id15" draw:id="id15" draw:layer="layout" svg:width="0.341cm" svg:height="0.357cm" svg:x="0.7cm" svg:y="7.2cm">
            <draw:text-box>
              <text:p><text:span text:style-name="T1">ps</text:span></text:p>
            </draw:text-box>
          </draw:frame>
          <draw:connector draw:style-name="gr23" draw:text-style-name="P2" draw:layer="layout" draw:type="curve" svg:x1="1.041cm" svg:y1="7.378cm" svg:x2="2.633cm" svg:y2="6.757cm" draw:start-shape="id15" draw:start-glue-point="1" draw:end-shape="id14" draw:end-glue-point="2" svg:d="M1041 7378c1062 0 1592-207 1592-621" svg:viewBox="0 0 1593 622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ata_5f_flow" style:display-name="data_flow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06T14:13:57</meta:creation-date>
    <dc:title>data_flow</dc:title>
    <meta:editing-duration>PT3H45M6S</meta:editing-duration>
    <meta:editing-cycles>19</meta:editing-cycles>
    <meta:generator>LibreOffice/24.2.7.2$Linux_X86_64 LibreOffice_project/420$Build-2</meta:generator>
    <meta:initial-creator>GUEZ Lionel</meta:initial-creator>
    <dc:date>2025-12-04T18:21:45.396792579</dc:date>
    <dc:creator>Lionel Guez</dc:creator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data_flow" xlink:href="../../../../../../../.config/libreoffice/3/user/template/data_flow.otg" meta:date="2014-03-06T14:13:56"/>
  </office:meta>
</office:document-meta>
</file>